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draw:stroke-dash="Line_20_Style_20_9" svg:stroke-width="0.212cm" svg:stroke-color="#e5a150" draw:marker-start="" draw:marker-start-width="0.518cm" draw:marker-end-width="0.518cm" draw:fill="gradient" draw:fill-color="#729fcf" draw:fill-gradient-name="Gradient_20_18" draw:textarea-horizontal-align="justify" draw:textarea-vertical-align="middle" draw:auto-grow-height="false" fo:min-height="1.05cm" fo:min-width="0.8cm" fo:padding-top="0.231cm" fo:padding-bottom="0.231cm" fo:padding-left="0.356cm" fo:padding-right="0.356cm"/>
    </style:style>
    <style:style style:name="gr2" style:family="graphic" style:parent-style-name="standard">
      <style:graphic-properties svg:stroke-width="0.053cm" svg:stroke-color="#e5a150" draw:marker-start-width="0.279cm" draw:marker-end-width="0.279cm" draw:fill-color="#ff5429" draw:textarea-horizontal-align="justify" draw:textarea-vertical-align="middle" draw:auto-grow-height="false" fo:min-height="0cm" fo:min-width="0cm" fo:padding-top="0.151cm" fo:padding-bottom="0.151cm" fo:padding-left="0.276cm" fo:padding-right="0.276cm"/>
    </style:style>
    <style:style style:name="P1" style:family="paragraph">
      <loext:graphic-properties draw:fill="gradient" draw:fill-color="#729fcf" draw:fill-gradient-name="Gradient_20_18"/>
      <style:paragraph-properties fo:text-align="center"/>
    </style:style>
    <style:style style:name="P2" style:family="paragraph">
      <loext:graphic-properties draw:fill-color="#ff5429"/>
      <style:paragraph-properties fo:text-align="center"/>
    </style:style>
  </office:automatic-styles>
  <office:body>
    <office:drawing>
      <draw:page draw:name="page1" draw:style-name="dp1" draw:master-page-name="Default">
        <draw:custom-shape draw:style-name="gr1" draw:text-style-name="P1" draw:layer="layout" svg:width="2.25cm" svg:height="2.25cm" svg:x="0.125cm" svg:y="0.125cm">
          <text:p/>
          <draw:enhanced-geometry svg:viewBox="0 0 21600 21600" draw:text-areas="?f1 ?f2 ?f3 ?f4" draw:type="star24" draw:modifiers="535.4658136745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1cm" svg:height="0.2cm" svg:x="1.201cm" svg:y="0.9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layer="layout" svg:width="0.1cm" svg:height="0.2cm" svg:x="1.201cm" svg:y="1.3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layer="layout" svg:width="0.1cm" svg:height="0.2cm" draw:transform="rotate (1.5707963267949) translate (1.35cm 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layer="layout" svg:width="0.1cm" svg:height="0.2cm" draw:transform="rotate (1.5707963267949) translate (0.95cm 1.3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8" draw:display-name="Gradient 18" draw:style="radial" draw:cx="50%" draw:cy="50%" draw:start-color="#e8a202" draw:end-color="#ffdbb6" draw:start-intensity="100%" draw:end-intensity="100%" draw:border="0%"/>
    <draw:gradient draw:name="Shapes" draw:style="rectangular" draw:cx="50%" draw:cy="50%" draw:start-color="#cccccc" draw:end-color="#ffffff" draw:start-intensity="100%" draw:end-intensity="100%" draw:angle="0" draw:border="0%"/>
    <draw:marker draw:name="Arrow" svg:viewBox="0 0 20 30" svg:d="M10 0l-10 30h20z"/>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501cm" fo:page-height="2.5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05T11:32:50.946052659</meta:creation-date>
    <dc:date>2020-05-05T15:47:10.481463507</dc:date>
    <meta:editing-duration>PT15M12S</meta:editing-duration>
    <meta:editing-cycles>3</meta:editing-cycles>
    <meta:generator>LibreOffice/6.2.8.2$Linux_X86_64 LibreOffice_project/20$Build-2</meta:generator>
    <meta:document-statistic meta:object-count="5"/>
  </office:meta>
</office:document-meta>
</file>